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undConfigur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Configuration.ha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Configuration.appendChildren( StringBuilder out , String childrenName , String childDeli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mpoundConfiguration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Configuration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undConfiguration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undConfiguration.setChildren( Collection &lt; C &gt; ki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undConfiguration.removeChild( C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Configuration.addConfiguration( CompoundConfiguration &lt; C &gt;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undConfiguration.getChild( C k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undConfiguration.addChild( C newK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